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calcular el sueldo semanal de un traabajador con base en las horas que trabaja</text:p>
      <text:p text:style-name="P1">Ej: Carol gana 10000 por hora y trabaja 20 horas a la semana</text:p>
      <text:p text:style-name="P1">*/</text:p>
      <text:p text:style-name="P1"/>
      <text:p text:style-name="Standard">function salaryWeek(hours, payment){</text:p>
      <text:p text:style-name="Standard"><text:tab/>var salary= hours * payment;</text:p>
      <text:p text:style-name="Standard"><text:tab/>return salary;</text:p>
      <text:p text:style-name="Standard">}</text:p>
      <text:p text:style-name="Standard"/>
      <text:p text:style-name="P1">/*</text:p>
      <text:p text:style-name="P1">Calcular la cantidad de digitos de un número, por ej: 1986</text:p>
      <text:p text:style-name="P1">*/</text:p>
      <text:p text:style-name="Standard">function numberOfDigits(number){</text:p>
      <text:p text:style-name="Standard"><text:tab/>var counter = 0;</text:p>
      <text:p text:style-name="Standard"><text:tab/>var digits=number.toString();</text:p>
      <text:p text:style-name="Standard"><text:tab/>for (var i=0; i&lt; digits.length; i++){</text:p>
      <text:p text:style-name="Standard"><text:tab/><text:tab/>counter++;</text:p>
      <text:p text:style-name="Standard"><text:tab/>}</text:p>
      <text:p text:style-name="Standard"><text:tab/>return counter;</text:p>
      <text:p text:style-name="Standard">}</text:p>
      <text:p text:style-name="Standard"/>
      <text:p text:style-name="P1">//Confirmar si una palabra es palindrome</text:p>
      <text:p text:style-name="Standard"/>
      <text:p text:style-name="Standard">"alexandra".split("");</text:p>
      <text:p text:style-name="Standard">"alexandra".split("").reverse().join("")</text:p>
      <text:p text:style-name="Standard"/>
      <text:p text:style-name="P1">//Palindrome</text:p>
      <text:p text:style-name="Standard"/>
      <text:p text:style-name="Standard">function palindrome(word) {</text:p>
      <text:p text:style-name="Standard"><text:tab/>var long=word.length;</text:p>
      <text:p text:style-name="Standard"><text:tab/>for(var i=0; i&lt;long; i++){</text:p>
      <text:p text:style-name="Standard"><text:tab/><text:tab/>if(word[i] !== word[long - 1 - i]){</text:p>
      <text:p text:style-name="Standard"><text:tab/><text:tab/><text:tab/>return false;</text:p>
      <text:p text:style-name="Standard"><text:tab/><text:tab/>}</text:p>
      <text:p text:style-name="Standard"><text:tab/>}</text:p>
      <text:p text:style-name="Standard"><text:tab/>return true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9-26T09:33:07.72</meta:creation-date>
    <dc:date>2017-09-26T10:24:23.45</dc:date>
    <meta:editing-duration>PT1M9S</meta:editing-duration>
    <meta:editing-cycles>2</meta:editing-cycles>
    <meta:generator>LibreOffice/3.3$Win32 LibreOffice_project/330m19$Build-202</meta:generator>
    <meta:document-statistic meta:table-count="0" meta:image-count="0" meta:object-count="0" meta:page-count="1" meta:paragraph-count="32" meta:word-count="104" meta:character-count="695"/>
  </office:meta>
</office:document-meta>
</file>